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e82b9" officeooo:paragraph-rsid="001e82b9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1ff839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60606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officeooo:rsid="001e8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\label</text:span><text:span text:style-name="T2">[ch5_experiment_runner]</text:span></text:p>
      <text:p text:style-name="P5"><text:span text:style-name="T1">\sec</text:span><text:span text:style-name="T2"> Experiment running </text:span></text:p>
      <text:p text:style-name="P4">%===================</text:p>
      <text:p text:style-name="P3"><text:span text:style-name="T2">"ExperimentRunner"</text:span> is special scheme which <text:span text:style-name="T3">uses other modules mentioned in this chapter. It starts with loading a custom Settings file and then follows the same structure for various experiments eventually evaluating the tested model and dataset combination.</text:span></text:p>
      <text:p text:style-name="P1"/>
      <text:p text:style-name="P2">The structure of ExperimentRunner is outlined in Code \ref[experiment_runner_pseudocode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9:43:29.421338325</meta:creation-date>
    <dc:date>2017-06-27T19:48:27.188169052</dc:date>
    <meta:editing-duration>PT3M4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51" meta:character-count="419" meta:non-whitespace-character-count="372"/>
  </office:meta>
</office:document-meta>
</file>